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oglio1" table:style-name="ta1">
        <table:shapes>
          <draw:frame draw:z-index="0" draw:style-name="gr1" svg:width="6.2988in" svg:height="3.5429in" svg:x="11.6394in" svg:y="0.7681in">
            <draw:object draw:notify-on-update-of-ranges="Foglio1.B663:Foglio1.L6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472in" svg:height="3.5429in" svg:x="11.6469in" svg:y="6.1504in">
            <draw:object draw:notify-on-update-of-ranges="Foglio1.V45:Foglio1.V45 Foglio1.B663:Foglio1.P663 Foglio1.V46:Foglio1.V46 Foglio2.B918:Foglio2.P9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TIMES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84" calcext:value-type="float">
            <text:p>3.9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3254" calcext:value-type="float">
            <text:p>10.325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vg</text:p>
          </table:table-cell>
          <table:table-cell table:formula="of:=AVERAGE([.O30:.O32])" office:value-type="float" office:value="556.333333333333" calcext:value-type="float">
            <text:p>556.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5856" calcext:value-type="float">
            <text:p>9.58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O30:.O32])" office:value-type="float" office:value="22.0075744536588" calcext:value-type="float">
            <text:p>22.0075744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6016" calcext:value-type="float">
            <text:p>11.6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.2144" calcext:value-type="float">
            <text:p>6.21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.4757" calcext:value-type="float">
            <text:p>27.47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7.2469" calcext:value-type="float">
            <text:p>17.24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.3591" calcext:value-type="float">
            <text:p>53.35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.7698" calcext:value-type="float">
            <text:p>34.769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.75212" calcext:value-type="float">
            <text:p>8.752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3483" calcext:value-type="float">
            <text:p>22.34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.3999" calcext:value-type="float">
            <text:p>10.399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.74616" calcext:value-type="float">
            <text:p>9.746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40523" calcext:value-type="float">
            <text:p>3.405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Round 1</text:p>
          </table:table-cell>
        </table:table-row>
        <table:table-row table:style-name="ro2">
          <table:table-cell/>
          <table:table-cell office:value-type="float" office:value="9.79383" calcext:value-type="float">
            <text:p>9.793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Round 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.87327" calcext:value-type="float">
            <text:p>8.873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.83204" calcext:value-type="float">
            <text:p>9.832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6787" calcext:value-type="float">
            <text:p>31.67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4454" calcext:value-type="float">
            <text:p>1.744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2011" calcext:value-type="float">
            <text:p>14.2011</text:p>
          </table:table-cell>
          <table:table-cell office:value-type="float" office:value="33.516" calcext:value-type="float">
            <text:p>33.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.33381" calcext:value-type="float">
            <text:p>6.33381</text:p>
          </table:table-cell>
          <table:table-cell office:value-type="float" office:value="13.6516" calcext:value-type="float">
            <text:p>13.6516</text:p>
          </table:table-cell>
          <table:table-cell office:value-type="float" office:value="0" calcext:value-type="float">
            <text:p>0</text:p>
          </table:table-cell>
          <table:table-cell office:value-type="float" office:value="20.0281" calcext:value-type="float">
            <text:p>20.02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6.58024" calcext:value-type="float">
            <text:p>6.58024</text:p>
          </table:table-cell>
          <table:table-cell office:value-type="float" office:value="34.0644" calcext:value-type="float">
            <text:p>34.0644</text:p>
          </table:table-cell>
          <table:table-cell office:value-type="float" office:value="0" calcext:value-type="float">
            <text:p>0</text:p>
          </table:table-cell>
          <table:table-cell office:value-type="float" office:value="3.00365" calcext:value-type="float">
            <text:p>3.003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21.2197" calcext:value-type="float">
            <text:p>21.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66" calcext:value-type="float">
            <text:p>0.925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.67129" calcext:value-type="float">
            <text:p>8.6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99" calcext:value-type="float">
            <text:p>26.5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654" calcext:value-type="float">
            <text:p>2.80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.85139" calcext:value-type="float">
            <text:p>7.85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07" calcext:value-type="float">
            <text:p>10.71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.0703" calcext:value-type="float">
            <text:p>20.0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754" calcext:value-type="float">
            <text:p>31.37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.4746" calcext:value-type="float">
            <text:p>36.4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.5087" calcext:value-type="float">
            <text:p>22.50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10826" calcext:value-type="float">
            <text:p>5.108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.8645" calcext:value-type="float">
            <text:p>12.86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954" calcext:value-type="float">
            <text:p>2.09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.5194" calcext:value-type="float">
            <text:p>33.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35" calcext:value-type="float">
            <text:p>35.20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3325" calcext:value-type="float">
            <text:p>22.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.1297" calcext:value-type="float">
            <text:p>26.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.0995" calcext:value-type="float">
            <text:p>4.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183" calcext:value-type="float">
            <text:p>27.318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.18131" calcext:value-type="float">
            <text:p>4.18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33436" calcext:value-type="float">
            <text:p>2.3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865" calcext:value-type="float">
            <text:p>23.08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.8347" calcext:value-type="float">
            <text:p>16.834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44337" calcext:value-type="float">
            <text:p>0.34433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.4966" calcext:value-type="float">
            <text:p>14.496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.8443" calcext:value-type="float">
            <text:p>13.844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.5485" calcext:value-type="float">
            <text:p>10.54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.0745" calcext:value-type="float">
            <text:p>30.074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6.20793" calcext:value-type="float">
            <text:p>6.207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07453" calcext:value-type="float">
            <text:p>7.074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.7278" calcext:value-type="float">
            <text:p>31.7278</text:p>
          </table:table-cell>
          <table:table-cell office:value-type="float" office:value="24.6425" calcext:value-type="float">
            <text:p>24.6425</text:p>
          </table:table-cell>
          <table:table-cell office:value-type="float" office:value="0" calcext:value-type="float">
            <text:p>0</text:p>
          </table:table-cell>
          <table:table-cell office:value-type="float" office:value="22.8922" calcext:value-type="float">
            <text:p>22.89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72453" calcext:value-type="float">
            <text:p>5.7245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.2276" calcext:value-type="float">
            <text:p>15.2276</text:p>
          </table:table-cell>
          <table:table-cell office:value-type="float" office:value="0" calcext:value-type="float">
            <text:p>0</text:p>
          </table:table-cell>
          <table:table-cell office:value-type="float" office:value="33.4822" calcext:value-type="float">
            <text:p>33.48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.1654" calcext:value-type="float">
            <text:p>10.1654</text:p>
          </table:table-cell>
          <table:table-cell office:value-type="float" office:value="42.3122" calcext:value-type="float">
            <text:p>42.31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.1552" calcext:value-type="float">
            <text:p>43.1552</text:p>
          </table:table-cell>
          <table:table-cell office:value-type="float" office:value="0" calcext:value-type="float">
            <text:p>0</text:p>
          </table:table-cell>
          <table:table-cell office:value-type="float" office:value="29.3448" calcext:value-type="float">
            <text:p>29.34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8225" calcext:value-type="float">
            <text:p>14.8225</text:p>
          </table:table-cell>
          <table:table-cell office:value-type="float" office:value="22.8953" calcext:value-type="float">
            <text:p>22.8953</text:p>
          </table:table-cell>
          <table:table-cell office:value-type="float" office:value="0" calcext:value-type="float">
            <text:p>0</text:p>
          </table:table-cell>
          <table:table-cell office:value-type="float" office:value="23.0241" calcext:value-type="float">
            <text:p>23.024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.9669" calcext:value-type="float">
            <text:p>33.9669</text:p>
          </table:table-cell>
          <table:table-cell office:value-type="float" office:value="0.902988" calcext:value-type="float">
            <text:p>0.902988</text:p>
          </table:table-cell>
          <table:table-cell office:value-type="float" office:value="0" calcext:value-type="float">
            <text:p>0</text:p>
          </table:table-cell>
          <table:table-cell office:value-type="float" office:value="34.406" calcext:value-type="float">
            <text:p>34.40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2108" calcext:value-type="float">
            <text:p>18.21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2108" calcext:value-type="float">
            <text:p>23.2108</text:p>
          </table:table-cell>
          <table:table-cell office:value-type="float" office:value="0" calcext:value-type="float">
            <text:p>0</text:p>
          </table:table-cell>
          <table:table-cell office:value-type="float" office:value="39.2642" calcext:value-type="float">
            <text:p>39.26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.38843" calcext:value-type="float">
            <text:p>9.3884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2002" calcext:value-type="float">
            <text:p>10.20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777" calcext:value-type="float">
            <text:p>20.877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98" calcext:value-type="float">
            <text:p>34.799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821" calcext:value-type="float">
            <text:p>27.68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98" calcext:value-type="float">
            <text:p>28.969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.8421" calcext:value-type="float">
            <text:p>37.84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96984" calcext:value-type="float">
            <text:p>1.9698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.8984" calcext:value-type="float">
            <text:p>37.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547" calcext:value-type="float">
            <text:p>35.55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.2917" calcext:value-type="float">
            <text:p>14.29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1.1422" calcext:value-type="float">
            <text:p>21.14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.7515" calcext:value-type="float">
            <text:p>29.75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42859" calcext:value-type="float">
            <text:p>2.4285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1.6868" calcext:value-type="float">
            <text:p>41.68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32142" calcext:value-type="float">
            <text:p>6.321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7.642" calcext:value-type="float">
            <text:p>27.6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.7742" calcext:value-type="float">
            <text:p>29.77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8.2642" calcext:value-type="float">
            <text:p>28.26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7.641" calcext:value-type="float">
            <text:p>7.6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0.8313" calcext:value-type="float">
            <text:p>10.83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37.4687" calcext:value-type="float">
            <text:p>37.46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40.1599" calcext:value-type="float">
            <text:p>40.15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41.6661" calcext:value-type="float">
            <text:p>41.66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37.6342" calcext:value-type="float">
            <text:p>37.63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7.6342" calcext:value-type="float">
            <text:p>57.63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9.8801" calcext:value-type="float">
            <text:p>29.88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0.8921" calcext:value-type="float">
            <text:p>50.89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.40412" calcext:value-type="float">
            <text:p>3.404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27246" calcext:value-type="float">
            <text:p>2.272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.3618" calcext:value-type="float">
            <text:p>31.36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.4878" calcext:value-type="float">
            <text:p>17.48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52496" calcext:value-type="float">
            <text:p>7.5249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8256" calcext:value-type="float">
            <text:p>34.8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525" calcext:value-type="float">
            <text:p>3.7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.843" calcext:value-type="float">
            <text:p>41.84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.843" calcext:value-type="float">
            <text:p>26.84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8608" calcext:value-type="float">
            <text:p>26.8608</text:p>
          </table:table-cell>
          <table:table-cell office:value-type="float" office:value="24.4814" calcext:value-type="float">
            <text:p>24.48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.1848" calcext:value-type="float">
            <text:p>16.184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37.0333" calcext:value-type="float">
            <text:p>37.0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99537" calcext:value-type="float">
            <text:p>1.995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05186" calcext:value-type="float">
            <text:p>6.051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.8333" calcext:value-type="float">
            <text:p>20.8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.6632" calcext:value-type="float">
            <text:p>16.6632</text:p>
          </table:table-cell>
          <table:table-cell office:value-type="float" office:value="33.0948" calcext:value-type="float">
            <text:p>33.09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.7796" calcext:value-type="float">
            <text:p>10.77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1.3956" calcext:value-type="float">
            <text:p>51.3956</text:p>
          </table:table-cell>
          <table:table-cell office:value-type="float" office:value="13.0592" calcext:value-type="float">
            <text:p>13.0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19247" calcext:value-type="float">
            <text:p>2.19247</text:p>
          </table:table-cell>
          <table:table-cell office:value-type="float" office:value="19.8396" calcext:value-type="float">
            <text:p>19.839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1.6956" calcext:value-type="float">
            <text:p>51.69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00936" calcext:value-type="float">
            <text:p>1.00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1187" calcext:value-type="float">
            <text:p>54.118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.6935" calcext:value-type="float">
            <text:p>29.6935</text:p>
          </table:table-cell>
          <table:table-cell office:value-type="float" office:value="10.5638" calcext:value-type="float">
            <text:p>10.56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2882" calcext:value-type="float">
            <text:p>11.288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7.8801" calcext:value-type="float">
            <text:p>47.8801</text:p>
          </table:table-cell>
          <table:table-cell office:value-type="float" office:value="30.0878" calcext:value-type="float">
            <text:p>30.08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.9498" calcext:value-type="float">
            <text:p>29.9498</text:p>
          </table:table-cell>
          <table:table-cell office:value-type="float" office:value="28.0723" calcext:value-type="float">
            <text:p>28.072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92773" calcext:value-type="float">
            <text:p>1.927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.4692" calcext:value-type="float">
            <text:p>21.46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.1062" calcext:value-type="float">
            <text:p>21.106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.8002" calcext:value-type="float">
            <text:p>40.80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.2851" calcext:value-type="float">
            <text:p>41.285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26089" calcext:value-type="float">
            <text:p>4.260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4.6704" calcext:value-type="float">
            <text:p>24.67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.0964" calcext:value-type="float">
            <text:p>6.09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634" calcext:value-type="float">
            <text:p>5.26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5.1178" calcext:value-type="float">
            <text:p>25.1178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3.2539" calcext:value-type="float">
            <text:p>43.25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9.2266" calcext:value-type="float">
            <text:p>29.2266</text:p>
          </table:table-cell>
          <table:table-cell office:value-type="float" office:value="38.3337" calcext:value-type="float">
            <text:p>38.33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6.6106" calcext:value-type="float">
            <text:p>26.610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8.3813" calcext:value-type="float">
            <text:p>28.3813</text:p>
          </table:table-cell>
          <table:table-cell office:value-type="float" office:value="26.0635" calcext:value-type="float">
            <text:p>26.06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7222" calcext:value-type="float">
            <text:p>8.872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.55253" calcext:value-type="float">
            <text:p>1.55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694" calcext:value-type="float">
            <text:p>3.31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80017" calcext:value-type="float">
            <text:p>9.800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3.5174" calcext:value-type="float">
            <text:p>63.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852" calcext:value-type="float">
            <text:p>15.4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.8712" calcext:value-type="float">
            <text:p>15.87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169" calcext:value-type="float">
            <text:p>9.83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5.4032" calcext:value-type="float">
            <text:p>35.4032</text:p>
          </table:table-cell>
          <table:table-cell office:value-type="float" office:value="0.446708" calcext:value-type="float">
            <text:p>0.4467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69" calcext:value-type="float">
            <text:p>54.6969</text:p>
          </table:table-cell>
          <table:table-cell office:value-type="float" office:value="29.5533" calcext:value-type="float">
            <text:p>29.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118" calcext:value-type="float">
            <text:p>20.8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3951" calcext:value-type="float">
            <text:p>6.13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7.6566" calcext:value-type="float">
            <text:p>17.6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.76977" calcext:value-type="float">
            <text:p>5.76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8464" calcext:value-type="float">
            <text:p>32.8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3337" calcext:value-type="float">
            <text:p>22.3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0.2234" calcext:value-type="float">
            <text:p>60.2234</text:p>
          </table:table-cell>
          <table:table-cell office:value-type="float" office:value="41.4336" calcext:value-type="float">
            <text:p>41.4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.7292" calcext:value-type="float">
            <text:p>30.72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9989" calcext:value-type="float">
            <text:p>13.99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.891" calcext:value-type="float">
            <text:p>33.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983" calcext:value-type="float">
            <text:p>15.2983</text:p>
          </table:table-cell>
          <table:table-cell office:value-type="float" office:value="19.0531" calcext:value-type="float">
            <text:p>19.0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.1646" calcext:value-type="float">
            <text:p>47.16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8.44658" calcext:value-type="float">
            <text:p>8.44658</text:p>
          </table:table-cell>
          <table:table-cell office:value-type="float" office:value="0" calcext:value-type="float">
            <text:p>0</text:p>
          </table:table-cell>
          <table:table-cell office:value-type="float" office:value="21.3139" calcext:value-type="float">
            <text:p>21.3139</text:p>
          </table:table-cell>
          <table:table-cell office:value-type="float" office:value="14.2288" calcext:value-type="float">
            <text:p>14.2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.4152" calcext:value-type="float">
            <text:p>10.4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6243" calcext:value-type="float">
            <text:p>39.6243</text:p>
          </table:table-cell>
          <table:table-cell office:value-type="float" office:value="0" calcext:value-type="float">
            <text:p>0</text:p>
          </table:table-cell>
          <table:table-cell office:value-type="float" office:value="37.4702" calcext:value-type="float">
            <text:p>37.47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1.6489" calcext:value-type="float">
            <text:p>51.6489</text:p>
          </table:table-cell>
          <table:table-cell office:value-type="float" office:value="0" calcext:value-type="float">
            <text:p>0</text:p>
          </table:table-cell>
          <table:table-cell office:value-type="float" office:value="9.31391" calcext:value-type="float">
            <text:p>9.31391</text:p>
          </table:table-cell>
          <table:table-cell office:value-type="float" office:value="0.86396" calcext:value-type="float">
            <text:p>0.86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2.6522" calcext:value-type="float">
            <text:p>42.6522</text:p>
          </table:table-cell>
          <table:table-cell office:value-type="float" office:value="0" calcext:value-type="float">
            <text:p>0</text:p>
          </table:table-cell>
          <table:table-cell office:value-type="float" office:value="35.8545" calcext:value-type="float">
            <text:p>35.85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2267" calcext:value-type="float">
            <text:p>4.422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1.5381" calcext:value-type="float">
            <text:p>21.53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069" calcext:value-type="float">
            <text:p>43.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7379" calcext:value-type="float">
            <text:p>22.73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0069" calcext:value-type="float">
            <text:p>1.0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9359" calcext:value-type="float">
            <text:p>32.93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93586" calcext:value-type="float">
            <text:p>2.935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23024" calcext:value-type="float">
            <text:p>5.230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.6814" calcext:value-type="float">
            <text:p>29.681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45233" calcext:value-type="float">
            <text:p>7.4523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76104" calcext:value-type="float">
            <text:p>2.7610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.2698" calcext:value-type="float">
            <text:p>13.269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8607" calcext:value-type="float">
            <text:p>4.186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73925" calcext:value-type="float">
            <text:p>1.739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14672" calcext:value-type="float">
            <text:p>9.1467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35655" calcext:value-type="float">
            <text:p>7.3565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14758" calcext:value-type="float">
            <text:p>0.1147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.0643" calcext:value-type="float">
            <text:p>12.064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81476" calcext:value-type="float">
            <text:p>2.8147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.1224" calcext:value-type="float">
            <text:p>24.1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.6556" calcext:value-type="float">
            <text:p>29.6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.7605" calcext:value-type="float">
            <text:p>24.76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.3122" calcext:value-type="float">
            <text:p>26.312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8869" calcext:value-type="float">
            <text:p>1.888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68961" calcext:value-type="float">
            <text:p>4.689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.6986" calcext:value-type="float">
            <text:p>40.69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4.346" calcext:value-type="float">
            <text:p>14.3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8.8176" calcext:value-type="float">
            <text:p>28.81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6.95643" calcext:value-type="float">
            <text:p>6.956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0.0686" calcext:value-type="float">
            <text:p>10.06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30.5148" calcext:value-type="float">
            <text:p>30.51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6.7636" calcext:value-type="float">
            <text:p>26.76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3202" calcext:value-type="float">
            <text:p>15.32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.1798" calcext:value-type="float">
            <text:p>48.179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.432" calcext:value-type="float">
            <text:p>21.43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.9798" calcext:value-type="float">
            <text:p>16.979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.02102" calcext:value-type="float">
            <text:p>4.021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20941" calcext:value-type="float">
            <text:p>0.42094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02326" calcext:value-type="float">
            <text:p>3.0232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.2055" calcext:value-type="float">
            <text:p>24.205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.23698" calcext:value-type="float">
            <text:p>9.2369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.2138" calcext:value-type="float">
            <text:p>29.21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37103" calcext:value-type="float">
            <text:p>5.3710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72862" calcext:value-type="float">
            <text:p>7.728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83929" calcext:value-type="float">
            <text:p>0.4839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.14579" calcext:value-type="float">
            <text:p>6.145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373" calcext:value-type="float">
            <text:p>33.337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63176" calcext:value-type="float">
            <text:p>3.6317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0827" calcext:value-type="float">
            <text:p>17.082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6919" calcext:value-type="float">
            <text:p>31.691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.521" calcext:value-type="float">
            <text:p>38.52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.6499" calcext:value-type="float">
            <text:p>38.64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03423" calcext:value-type="float">
            <text:p>0.60342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3.9849" calcext:value-type="float">
            <text:p>33.984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8477" calcext:value-type="float">
            <text:p>10.847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99394" calcext:value-type="float">
            <text:p>2.9939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.5" calcext:value-type="float">
            <text:p>2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80546" calcext:value-type="float">
            <text:p>1.8054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60061" calcext:value-type="float">
            <text:p>3.6006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.67491" calcext:value-type="float">
            <text:p>5.674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.56103" calcext:value-type="float">
            <text:p>8.5610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.53252" calcext:value-type="float">
            <text:p>6.5325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.6285" calcext:value-type="float">
            <text:p>12.628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.4768" calcext:value-type="float">
            <text:p>10.47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.55043" calcext:value-type="float">
            <text:p>5.5504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.08467" calcext:value-type="float">
            <text:p>5.084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.65399" calcext:value-type="float">
            <text:p>9.65399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.3248" calcext:value-type="float">
            <text:p>13.3248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73166" calcext:value-type="float">
            <text:p>3.73166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.02696" calcext:value-type="float">
            <text:p>8.02696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.1528" calcext:value-type="float">
            <text:p>12.1528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.1489" calcext:value-type="float">
            <text:p>26.1489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.14985" calcext:value-type="float">
            <text:p>5.14985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.85015" calcext:value-type="float">
            <text:p>4.85015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8929" calcext:value-type="float">
            <text:p>34.89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54393" calcext:value-type="float">
            <text:p>3.5439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19299" calcext:value-type="float">
            <text:p>9.192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8929" calcext:value-type="float">
            <text:p>34.89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.5474" calcext:value-type="float">
            <text:p>32.547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.518" calcext:value-type="float">
            <text:p>15.5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41072" calcext:value-type="float">
            <text:p>4.4107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07753" calcext:value-type="float">
            <text:p>4.0775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.7713" calcext:value-type="float">
            <text:p>29.77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.24766" calcext:value-type="float">
            <text:p>6.2476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64577" calcext:value-type="float">
            <text:p>3.6457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84358" calcext:value-type="float">
            <text:p>4.8435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.5283" calcext:value-type="float">
            <text:p>20.528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7606" calcext:value-type="float">
            <text:p>11.76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.43336" calcext:value-type="float">
            <text:p>6.433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.3385" calcext:value-type="float">
            <text:p>30.338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482" calcext:value-type="float">
            <text:p>14.48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.6613" calcext:value-type="float">
            <text:p>27.66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9481" calcext:value-type="float">
            <text:p>12.948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.91473" calcext:value-type="float">
            <text:p>5.9147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1.682" calcext:value-type="float">
            <text:p>41.68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36" calcext:value-type="float">
            <text:p>12.4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.02423" calcext:value-type="float">
            <text:p>7.0242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04782" calcext:value-type="float">
            <text:p>2.0478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4.1242" calcext:value-type="float">
            <text:p>34.124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9.1242" calcext:value-type="float">
            <text:p>39.124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.4292" calcext:value-type="float">
            <text:p>26.42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6905" calcext:value-type="float">
            <text:p>10.69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.4476" calcext:value-type="float">
            <text:p>65.447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.969" calcext:value-type="float">
            <text:p>45.96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.30284" calcext:value-type="float">
            <text:p>6.3028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.26952" calcext:value-type="float">
            <text:p>4.2695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.0757" calcext:value-type="float">
            <text:p>23.0757</text:p>
          </table:table-cell>
          <table:table-cell office:value-type="float" office:value="8.46792" calcext:value-type="float">
            <text:p>8.4679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.07246" calcext:value-type="float">
            <text:p>7.0724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57965" calcext:value-type="float">
            <text:p>0.6579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9.2928" calcext:value-type="float">
            <text:p>39.29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.87363" calcext:value-type="float">
            <text:p>7.8736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7.727" calcext:value-type="float">
            <text:p>27.7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.65842" calcext:value-type="float">
            <text:p>6.6584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.49258" calcext:value-type="float">
            <text:p>1.4925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3342" calcext:value-type="float">
            <text:p>10.334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4.8059" calcext:value-type="float">
            <text:p>34.805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.84852" calcext:value-type="float">
            <text:p>8.8485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4.6406" calcext:value-type="float">
            <text:p>44.64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.72068" calcext:value-type="float">
            <text:p>6.7206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.74501" calcext:value-type="float">
            <text:p>7.745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.1877" calcext:value-type="float">
            <text:p>12.1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484" calcext:value-type="float">
            <text:p>29.4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.5" calcext:value-type="float">
            <text:p>1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187748" calcext:value-type="float">
            <text:p>0.1877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984" calcext:value-type="float">
            <text:p>27.9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.3688" calcext:value-type="float">
            <text:p>28.36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032" calcext:value-type="float">
            <text:p>6.10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.5002" calcext:value-type="float">
            <text:p>13.5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984" calcext:value-type="float">
            <text:p>31.9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.3108" calcext:value-type="float">
            <text:p>25.3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936" calcext:value-type="float">
            <text:p>14.49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.137" calcext:value-type="float">
            <text:p>27.137</text:p>
          </table:table-cell>
          <table:table-cell table:number-columns-repeated="2"/>
          <table:table-cell office:value-type="float" office:value="27.7634" calcext:value-type="float">
            <text:p>27.763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.5456" calcext:value-type="float">
            <text:p>28.54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.0647" calcext:value-type="float">
            <text:p>11.06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.9692" calcext:value-type="float">
            <text:p>18.96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.8625" calcext:value-type="float">
            <text:p>43.86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.3042" calcext:value-type="float">
            <text:p>15.30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.555" calcext:value-type="float">
            <text:p>13.5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.6995" calcext:value-type="float">
            <text:p>10.69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.7445" calcext:value-type="float">
            <text:p>9.7445</text:p>
          </table:table-cell>
          <table:table-cell table:number-columns-repeated="2"/>
          <table:table-cell office:value-type="float" office:value="1.48346" calcext:value-type="float">
            <text:p>1.483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.5982" calcext:value-type="float">
            <text:p>26.598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.4068" calcext:value-type="float">
            <text:p>10.406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.5259" calcext:value-type="float">
            <text:p>16.525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66199" calcext:value-type="float">
            <text:p>2.6619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.1309" calcext:value-type="float">
            <text:p>53.130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.0782" calcext:value-type="float">
            <text:p>22.078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.037" calcext:value-type="float">
            <text:p>18.03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.8718" calcext:value-type="float">
            <text:p>33.87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0975" calcext:value-type="float">
            <text:p>13.097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1282" calcext:value-type="float">
            <text:p>9.4128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.222" calcext:value-type="float">
            <text:p>11.2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:.B662])" office:value-type="float" office:value="2056.94204" calcext:value-type="float">
            <text:p>2056.94204</text:p>
          </table:table-cell>
          <table:table-cell table:formula="of:=SUM([.C2:.C662])" office:value-type="float" office:value="1555.990682" calcext:value-type="float">
            <text:p>1555.990682</text:p>
          </table:table-cell>
          <table:table-cell table:formula="of:=SUM([.D2:.D662])" office:value-type="float" office:value="3080.360044" calcext:value-type="float">
            <text:p>3080.360044</text:p>
          </table:table-cell>
          <table:table-cell table:formula="of:=SUM([.E2:.E662])" office:value-type="float" office:value="2037.815073" calcext:value-type="float">
            <text:p>2037.815073</text:p>
          </table:table-cell>
          <table:table-cell table:formula="of:=SUM([.F2:.F662])" office:value-type="float" office:value="983.355196" calcext:value-type="float">
            <text:p>983.355196</text:p>
          </table:table-cell>
          <table:table-cell table:formula="of:=SUM([.G2:.G662])" office:value-type="float" office:value="1123.631878" calcext:value-type="float">
            <text:p>1123.631878</text:p>
          </table:table-cell>
          <table:table-cell table:formula="of:=SUM([.H2:.H662])" office:value-type="float" office:value="449.33877" calcext:value-type="float">
            <text:p>449.33877</text:p>
          </table:table-cell>
          <table:table-cell table:formula="of:=SUM([.I2:.I662])" office:value-type="float" office:value="218.47311" calcext:value-type="float">
            <text:p>218.47311</text:p>
          </table:table-cell>
          <table:table-cell table:formula="of:=SUM([.J2:.J662])" office:value-type="float" office:value="260.85879" calcext:value-type="float">
            <text:p>260.85879</text:p>
          </table:table-cell>
          <table:table-cell table:formula="of:=SUM([.K2:.K662])" office:value-type="float" office:value="730.08972" calcext:value-type="float">
            <text:p>730.08972</text:p>
          </table:table-cell>
          <table:table-cell table:formula="of:=SUM([.L2:.L662])" office:value-type="float" office:value="0" calcext:value-type="float">
            <text:p>0</text:p>
          </table:table-cell>
          <table:table-cell table:number-columns-repeated="10"/>
        </table:table-row>
      </table:table>
      <table:table table:name="Foglio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COND TRAIN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1.0572" calcext:value-type="float">
            <text:p>21.0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.04853" calcext:value-type="float">
            <text:p>2.048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2.4969" calcext:value-type="float">
            <text:p>22.49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8.9975" calcext:value-type="float">
            <text:p>8.9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8.9478" calcext:value-type="float">
            <text:p>58.94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8221" calcext:value-type="float">
            <text:p>19.822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8.64125" calcext:value-type="float">
            <text:p>8.641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2.1412" calcext:value-type="float">
            <text:p>22.14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.27175" calcext:value-type="float">
            <text:p>5.271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558751" calcext:value-type="float">
            <text:p>0.5587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.86124" calcext:value-type="float">
            <text:p>4.861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9.2137" calcext:value-type="float">
            <text:p>19.21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60.5" calcext:value-type="float">
            <text:p>60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.568" calcext:value-type="float">
            <text:p>4.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.71265" calcext:value-type="float">
            <text:p>5.712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2.7874" calcext:value-type="float">
            <text:p>12.78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1.1984" calcext:value-type="float">
            <text:p>11.1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39.4214" calcext:value-type="float">
            <text:p>39.4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9.11984" calcext:value-type="float">
            <text:p>9.11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54.1198" calcext:value-type="float">
            <text:p>54.1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72.0534" calcext:value-type="float">
            <text:p>72.0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2.0744" calcext:value-type="float">
            <text:p>32.07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9318" calcext:value-type="float">
            <text:p>19.93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50.21" calcext:value-type="float">
            <text:p>50.21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2.4626" calcext:value-type="float">
            <text:p>12.4626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2368" calcext:value-type="float">
            <text:p>17.2368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5534" calcext:value-type="float">
            <text:p>7.5534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67.4573" calcext:value-type="float">
            <text:p>67.4573</text:p>
          </table:table-cell>
          <table:table-cell office:value-type="float" office:value="44.6511" calcext:value-type="float">
            <text:p>44.6511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.1195" calcext:value-type="float">
            <text:p>51.1195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40.9762" calcext:value-type="float">
            <text:p>40.9762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29.0797" calcext:value-type="float">
            <text:p>29.0797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5.4024" calcext:value-type="float">
            <text:p>15.4024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33.9203" calcext:value-type="float">
            <text:p>33.9203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5.86216" calcext:value-type="float">
            <text:p>5.86216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36.8801" calcext:value-type="float">
            <text:p>36.8801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1165" calcext:value-type="float">
            <text:p>31.116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5163" calcext:value-type="float">
            <text:p>0.49516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71165" calcext:value-type="float">
            <text:p>7.7116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2544" calcext:value-type="float">
            <text:p>32.254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5435" calcext:value-type="float">
            <text:p>2.2543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formula="of:=SUM([.L5:.L917])" office:value-type="float" office:value="724.8283" calcext:value-type="float">
            <text:p>724.8283</text:p>
          </table:table-cell>
          <table:table-cell table:formula="of:=SUM([.M5:.M917])" office:value-type="float" office:value="953.235871" calcext:value-type="float">
            <text:p>953.235871</text:p>
          </table:table-cell>
          <table:table-cell table:formula="of:=SUM([.N5:.N917])" office:value-type="float" office:value="1053.77814" calcext:value-type="float">
            <text:p>1053.77814</text:p>
          </table:table-cell>
          <table:table-cell table:formula="of:=SUM([.O5:.O917])" office:value-type="float" office:value="632.186323" calcext:value-type="float">
            <text:p>632.1863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5:08:57.32885185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5-17T12:17:39</meta:creation-date>
    <dc:date>2016-09-13T15:26:40.962236822</dc:date>
    <meta:editing-duration>PT1H52M17S</meta:editing-duration>
    <meta:editing-cycles>5</meta:editing-cycles>
    <meta:generator>LibreOffice/4.2.8.2$Linux_X86_64 LibreOffice_project/420m0$Build-2</meta:generator>
    <meta:document-statistic meta:table-count="3" meta:cell-count="99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Foglio1.B663:Foglio1.L663" svg:x="0.32cm" svg:y="0.18cm" svg:width="12.693cm" svg:height="8.64cm">
          <chartooo:coordinate-region svg:x="1.312cm" svg:y="0.38cm" svg:width="11.51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663:Foglio1.L66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663</text:p>
                <draw:g>
                  <svg:desc/>
                </draw:g>
              </table:table-cell>
              <table:table-cell office:value-type="float" office:value="2056.94204">
                <text:p>2056.94204</text:p>
                <draw:g>
                  <svg:desc>Foglio1.B663:Foglio1.L663</svg:desc>
                </draw:g>
              </table:table-cell>
              <table:table-cell office:value-type="float" office:value="1555.990682">
                <text:p>1555.990682</text:p>
              </table:table-cell>
              <table:table-cell office:value-type="float" office:value="3080.360044">
                <text:p>3080.360044</text:p>
              </table:table-cell>
              <table:table-cell office:value-type="float" office:value="2037.815073">
                <text:p>2037.815073</text:p>
              </table:table-cell>
              <table:table-cell office:value-type="float" office:value="983.355196">
                <text:p>983.355196</text:p>
              </table:table-cell>
              <table:table-cell office:value-type="float" office:value="1123.631878">
                <text:p>1123.631878</text:p>
              </table:table-cell>
              <table:table-cell office:value-type="float" office:value="449.33877">
                <text:p>449.33877</text:p>
              </table:table-cell>
              <table:table-cell office:value-type="float" office:value="218.47311">
                <text:p>218.47311</text:p>
              </table:table-cell>
              <table:table-cell office:value-type="float" office:value="260.85879">
                <text:p>260.85879</text:p>
              </table:table-cell>
              <table:table-cell office:value-type="float" office:value="730.08972">
                <text:p>730.089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7cm" svg:height="9cm" xlink:href=".." xlink:type="simple" chart:class="chart:line" chart:style-name="ch1">
        <chart:legend chart:legend-position="bottom" svg:x="6.419cm" svg:y="8.217cm" style:legend-expansion="wide" chart:style-name="ch2"/>
        <chart:plot-area chart:style-name="ch3" table:cell-range-address="Foglio1.V45:Foglio1.V46 Foglio1.B663:Foglio1.P663 Foglio2.B918:Foglio2.P918" chart:data-source-has-labels="column" svg:x="1.568cm" svg:y="0.177cm" svg:width="15.702cm" svg:height="7.767cm">
          <chartooo:coordinate-region svg:x="2.56cm" svg:y="0.376cm" svg:width="14.523cm" svg:height="6.921cm"/>
          <chart:axis chart:dimension="x" chart:name="primary-x" chart:style-name="ch4"/>
          <chart:axis chart:dimension="y" chart:name="primary-y" chart:style-name="ch4">
            <chart:title svg:x="0.656cm" svg:y="6.075cm" chart:style-name="ch5">
              <text:p>Cumulative Error (degrees)</text:p>
            </chart:title>
            <chart:grid chart:style-name="ch6" chart:class="major"/>
          </chart:axis>
          <chart:series chart:style-name="ch7" chart:values-cell-range-address="Foglio1.B663:Foglio1.P663" chart:label-cell-address="Foglio1.V45:Foglio1.V45" chart:class="chart:line">
            <chart:data-point chart:repeated="15"/>
          </chart:series>
          <chart:series chart:style-name="ch8" chart:values-cell-range-address="Foglio2.B918:Foglio2.P918" chart:label-cell-address="Foglio1.V46:Foglio1.V4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Foglio1.V45:Foglio1.V45</svg:desc>
                </draw:g>
              </table:table-cell>
              <table:table-cell office:value-type="float" office:value="2056.94204">
                <text:p>2056.94204</text:p>
                <draw:g>
                  <svg:desc>Foglio1.B663:Foglio1.P663</svg:desc>
                </draw:g>
              </table:table-cell>
              <table:table-cell office:value-type="float" office:value="1555.990682">
                <text:p>1555.990682</text:p>
              </table:table-cell>
              <table:table-cell office:value-type="float" office:value="3080.360044">
                <text:p>3080.360044</text:p>
              </table:table-cell>
              <table:table-cell office:value-type="float" office:value="2037.815073">
                <text:p>2037.815073</text:p>
              </table:table-cell>
              <table:table-cell office:value-type="float" office:value="983.355196">
                <text:p>983.355196</text:p>
              </table:table-cell>
              <table:table-cell office:value-type="float" office:value="1123.631878">
                <text:p>1123.631878</text:p>
              </table:table-cell>
              <table:table-cell office:value-type="float" office:value="449.33877">
                <text:p>449.33877</text:p>
              </table:table-cell>
              <table:table-cell office:value-type="float" office:value="218.47311">
                <text:p>218.47311</text:p>
              </table:table-cell>
              <table:table-cell office:value-type="float" office:value="260.85879">
                <text:p>260.85879</text:p>
              </table:table-cell>
              <table:table-cell office:value-type="float" office:value="730.08972">
                <text:p>730.089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und 2</text:p>
                <draw:g>
                  <svg:desc>Foglio1.V46:Foglio1.V46</svg:desc>
                </draw:g>
              </table:table-cell>
              <table:table-cell office:value-type="float" office:value="NaN">
                <text:p>NaN</text:p>
                <draw:g>
                  <svg:desc>Foglio2.B918:Foglio2.P9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8283">
                <text:p>724.8283</text:p>
              </table:table-cell>
              <table:table-cell office:value-type="float" office:value="953.235871">
                <text:p>953.235871</text:p>
              </table:table-cell>
              <table:table-cell office:value-type="float" office:value="1053.77814">
                <text:p>1053.77814</text:p>
              </table:table-cell>
              <table:table-cell office:value-type="float" office:value="632.186323">
                <text:p>632.1863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